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ouard est l'un des protagonistes du roman. Il est l'oncle d'Olivier pour qui il a un amour partagé. C'est le coté "bon" contrasté par le coté mauvais du Comte de Passavant avec qui il est en conflit. Il arrive à Paris pour aider son amie Laura qui a des problèmes personnels. Il prend Bernard sous son aile en tant que secrétaire et l'emmène en Suisse où il éprouve un certain bonheur. Pendant ce voyage, il annonce son projet de roman impossible : Les Faux Monnayeurs. <text:s/>Il <text:s/>prend alors Boris et le ramène à son grand-père La Pérouze à Paris. A la fin du livre, il recueuille son neveu Olivier après sa tentative de suicide. Il a été cité par son prénom 275 fois à travers tout le ro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M53S</meta:editing-duration>
    <meta:editing-cycles>5</meta:editing-cycles>
    <meta:generator>OpenOffice/4.1.1$Win32 OpenOffice.org_project/411m6$Build-9775</meta:generator>
    <dc:date>2017-03-19T19:15:54.89</dc:date>
    <dc:creator>Romaric DUVERGER</dc:creator>
    <meta:document-statistic meta:table-count="0" meta:image-count="0" meta:object-count="0" meta:page-count="1" meta:paragraph-count="1" meta:word-count="128" meta:character-count="689"/>
    <meta:user-defined meta:name="Info 1"/>
    <meta:user-defined meta:name="Info 2"/>
    <meta:user-defined meta:name="Info 3"/>
    <meta:user-defined meta:name="Info 4"/>
  </office:meta>
</office:document-meta>
</file>